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94cm" svg:height="2.794cm" svg:x="6.87cm" svg:y="0.992cm">
          <text:p text:style-name="P1">Lyric</text:p>
          <text:p text:style-name="P1">Feature</text:p>
          <text:p text:style-name="P1">Extracto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7.377cm" svg:x="12.648cm" svg:y="1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264cm" svg:height="2.774cm" svg:x="1.027cm" svg:y="0.992cm">
          <text:p text:style-name="P1">Lyric</text:p>
          <text:p text:style-name="P1">File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2" draw:text-style-name="P1" draw:layer="layout" svg:width="1.73cm" svg:height="1.17cm" svg:x="4.683cm" svg:y="1.7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2.794cm" svg:height="1.524cm" svg:x="1.37cm" svg:y="10.583cm">
            <text:p text:style-name="P1">Audio</text:p>
            <text:p text:style-name="P1">File</text:p>
            <draw:enhanced-geometry svg:viewBox="0 0 21600 21600" draw:text-areas="800 800 20800 20800" draw:type="round-rectangular-callout" draw:modifiers="-15.4561717352415 38228.45901639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style-name="gr1" draw:text-style-name="P1" draw:layer="layout" svg:width="2.794cm" svg:height="2.794cm" svg:x="6.869cm" svg:y="10.591cm">
            <text:p text:style-name="P1">Audio</text:p>
            <text:p text:style-name="P1">Feature</text:p>
            <text:p text:style-name="P1">Extractor</text:p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778cm" svg:height="1.17cm" svg:x="4.635cm" svg:y="11.44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" draw:text-style-name="P1" draw:layer="layout" svg:width="1.778cm" svg:height="1.17cm" svg:x="10.334cm" svg:y="1.7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7.429cm" svg:height="1.17cm" svg:x="4.683cm" svg:y="6.444cm">
          <text:p/>
          <draw:enhanced-geometry svg:viewBox="0 0 21600 21600" draw:text-areas="0 ?f0 ?f5 ?f2" draw:type="right-arrow" draw:modifiers="20477.8465679677 5257.0452604611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778cm" svg:height="1.17cm" svg:x="15.986cm" svg:y="4.1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286cm" svg:height="1.524cm" svg:x="18.232cm" svg:y="4.048cm">
          <text:p text:style-name="P1">Genre</text:p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ustom-shape draw:style-name="gr1" draw:text-style-name="P1" draw:layer="layout" svg:width="2.794cm" svg:height="2.794cm" svg:x="1.242cm" svg:y="5.445cm">
          <text:p text:style-name="P1">Audio</text:p>
          <text:p text:style-name="P1">Features</text:p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1" draw:layer="layout" svg:width="0.781cm" svg:height="1.27cm" svg:x="2.251cm" svg:y="3.92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zar </meta:initial-creator>
    <meta:creation-date>2014-05-03T22:15:25</meta:creation-date>
    <dc:date>2014-05-03T22:52:29</dc:date>
    <dc:creator>Czar </dc:creator>
    <meta:editing-duration>PT21M26S</meta:editing-duration>
    <meta:editing-cycles>5</meta:editing-cycles>
    <meta:generator>LibreOffice/3.5$Linux_X86_64 LibreOffice_project/350m1$Build-2</meta:generator>
    <meta:document-statistic meta:object-count="14"/>
  </office:meta>
</office:document-meta>
</file>